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64cm" fo:min-width="1.11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Ubuntu" fo:font-size="18pt" fo:font-weight="bold"/>
    </style:style>
    <style:style style:name="P2" style:family="paragraph">
      <loext:graphic-properties draw:fill="none"/>
      <style:paragraph-properties fo:text-align="center"/>
      <style:text-properties style:font-name="Ubuntu" fo:font-size="22pt" fo:font-weight="bold" style:font-size-asian="22pt" style:font-size-complex="22pt"/>
    </style:style>
    <style:style style:name="P3" style:family="paragraph">
      <loext:graphic-properties draw:fill="none"/>
      <style:paragraph-properties fo:text-align="center"/>
      <style:text-properties style:font-name="Ubuntu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solid"/>
      <style:paragraph-properties fo:text-align="center"/>
      <style:text-properties style:font-name="Ubuntu" fo:font-size="22pt" fo:font-weight="bold" style:font-size-asian="22pt" style:font-size-complex="22pt"/>
    </style:style>
    <style:style style:name="P5" style:family="paragraph">
      <loext:graphic-properties draw:fill="none" draw:fill-color="#ffffff"/>
      <style:text-properties style:font-name="Ubuntu" fo:font-size="22pt" fo:font-weight="bold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396cm" svg:height="2.396cm" svg:x="1.504cm" svg:y="12.7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4.204cm" svg:y="12.7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6.904cm" svg:y="12.70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0.004cm" svg:y="12.7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2.708cm" svg:y="12.7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5.408cm" svg:y="12.70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8.608cm" svg:y="12.7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21.308cm" svg:y="12.7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24.004cm" svg:y="12.70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2.6cm" svg:y="7.65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396cm" svg:height="2.396cm" svg:x="5.7cm" svg:y="7.656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96cm" svg:height="2.396cm" svg:x="19.7cm" svg:y="7.65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3" draw:layer="layout" svg:width="2.396cm" svg:height="2.396cm" svg:x="12.57cm" svg:y="1.908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8cm" svg:y1="4.304cm" svg:x2="13.8cm" svg:y2="7.804cm">
          <text:p text:style-name="P1"><text:span text:style-name="T1"/></text:p>
        </draw:line>
        <draw:line draw:style-name="gr2" draw:text-style-name="P4" draw:layer="layout" svg:x1="12.8cm" svg:y1="4.004cm" svg:x2="7.7cm" svg:y2="8.104cm">
          <text:p text:style-name="P1"><text:span text:style-name="T1"/></text:p>
        </draw:line>
        <draw:line draw:style-name="gr2" draw:text-style-name="P4" draw:layer="layout" svg:x1="14.6cm" svg:y1="3.904cm" svg:x2="20.1cm" svg:y2="8.004cm">
          <text:p text:style-name="P1"><text:span text:style-name="T1"/></text:p>
        </draw:line>
        <draw:line draw:style-name="gr2" draw:text-style-name="P4" draw:layer="layout" svg:x1="5.9cm" svg:y1="9.704cm" svg:x2="2.7cm" svg:y2="12.704cm">
          <text:p text:style-name="P1"><text:span text:style-name="T1"/></text:p>
        </draw:line>
        <draw:line draw:style-name="gr2" draw:text-style-name="P4" draw:layer="layout" svg:x1="6.9cm" svg:y1="10.104cm" svg:x2="5.4cm" svg:y2="12.704cm">
          <text:p text:style-name="P1"><text:span text:style-name="T1"/></text:p>
        </draw:line>
        <draw:line draw:style-name="gr2" draw:text-style-name="P4" draw:layer="layout" svg:x1="7.7cm" svg:y1="9.804cm" svg:x2="8.1cm" svg:y2="12.604cm">
          <text:p text:style-name="P1"><text:span text:style-name="T1"/></text:p>
        </draw:line>
        <draw:line draw:style-name="gr2" draw:text-style-name="P4" draw:layer="layout" svg:x1="12.9cm" svg:y1="9.704cm" svg:x2="11.2cm" svg:y2="12.604cm">
          <text:p text:style-name="P1"><text:span text:style-name="T1"/></text:p>
        </draw:line>
        <draw:line draw:style-name="gr2" draw:text-style-name="P4" draw:layer="layout" svg:x1="13.8cm" svg:y1="10.004cm" svg:x2="13.9cm" svg:y2="12.804cm">
          <text:p text:style-name="P1"><text:span text:style-name="T1"/></text:p>
        </draw:line>
        <draw:line draw:style-name="gr2" draw:text-style-name="P4" draw:layer="layout" svg:x1="14.6cm" svg:y1="9.704cm" svg:x2="16.6cm" svg:y2="12.704cm">
          <text:p text:style-name="P1"><text:span text:style-name="T1"/></text:p>
        </draw:line>
        <draw:line draw:style-name="gr2" draw:text-style-name="P4" draw:layer="layout" svg:x1="20cm" svg:y1="9.704cm" svg:x2="19.8cm" svg:y2="12.704cm">
          <text:p text:style-name="P1"><text:span text:style-name="T1"/></text:p>
        </draw:line>
        <draw:line draw:style-name="gr2" draw:text-style-name="P4" draw:layer="layout" svg:x1="20.9cm" svg:y1="10.104cm" svg:x2="22.5cm" svg:y2="12.704cm">
          <text:p text:style-name="P1"><text:span text:style-name="T1"/></text:p>
        </draw:line>
        <draw:line draw:style-name="gr2" draw:text-style-name="P4" draw:layer="layout" svg:x1="21.7cm" svg:y1="9.704cm" svg:x2="25.3cm" svg:y2="12.904cm">
          <text:p text:style-name="P1"><text:span text:style-name="T1"/></text:p>
        </draw:line>
        <draw:frame draw:style-name="gr3" draw:text-style-name="P5" draw:layer="layout" svg:width="0.502cm" svg:height="1.123cm" svg:x="7.2cm" svg:y="9.004cm">
          <draw:text-box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7T19:25:10.820720913</meta:creation-date>
    <dc:date>2019-10-27T19:42:35.878640697</dc:date>
    <meta:editing-duration>PT5M39S</meta:editing-duration>
    <meta:editing-cycles>2</meta:editing-cycles>
    <meta:generator>LibreOffice/6.3.2.2$Linux_X86_64 LibreOffice_project/30$Build-2</meta:generator>
    <meta:document-statistic meta:object-count="26"/>
  </office:meta>
</office:document-meta>
</file>